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3.7772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scar_age_ma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vi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8" calcext:value-type="float">
            <text:p>19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mil Jannings</text:p>
          </table:table-cell>
          <table:table-cell office:value-type="string" calcext:value-type="string">
            <text:p>The Last Command, The Way of All Fle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9" calcext:value-type="float">
            <text:p>19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arner Baxter</text:p>
          </table:table-cell>
          <table:table-cell office:value-type="string" calcext:value-type="string">
            <text:p>In Old Arizon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0" calcext:value-type="float">
            <text:p>19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eorge Arliss</text:p>
          </table:table-cell>
          <table:table-cell office:value-type="string" calcext:value-type="string">
            <text:p>Disrael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1" calcext:value-type="float">
            <text:p>19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onel Barrymore</text:p>
          </table:table-cell>
          <table:table-cell office:value-type="string" calcext:value-type="string">
            <text:p>A Free Sou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32" calcext:value-type="float">
            <text:p>19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allace Beery</text:p>
          </table:table-cell>
          <table:table-cell office:value-type="string" calcext:value-type="string">
            <text:p>The Champ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33" calcext:value-type="float">
            <text:p>19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dric March</text:p>
          </table:table-cell>
          <table:table-cell office:value-type="string" calcext:value-type="string">
            <text:p>Dr. Jekyll and Mr. Hyd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arles Laughton</text:p>
          </table:table-cell>
          <table:table-cell office:value-type="string" calcext:value-type="string">
            <text:p>The Private Life of Henry VII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35" calcext:value-type="float">
            <text:p>19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lark Gable</text:p>
          </table:table-cell>
          <table:table-cell office:value-type="string" calcext:value-type="string">
            <text:p>It Happened One Night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36" calcext:value-type="float">
            <text:p>19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ictor McLaglen</text:p>
          </table:table-cell>
          <table:table-cell office:value-type="string" office:string-value="The Informer&quot;&#10;10, 1937, 41, &quot;Paul Muni" calcext:value-type="string">
            <text:p>The Informer"</text:p>
            <text:p>10, 1937, 41, "Paul Muni</text:p>
          </table:table-cell>
          <table:table-cell office:value-type="string" office:string-value="The Story of Louis Pasteur&quot;&#10;11, 1938, 37, &quot;Spencer Tracy" calcext:value-type="string">
            <text:p>The Story of Louis Pasteur"</text:p>
            <text:p>11, 1938, 37, "Spencer Tracy</text:p>
          </table:table-cell>
          <table:table-cell office:value-type="string" calcext:value-type="string">
            <text:p>Captains Courageo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39" calcext:value-type="float">
            <text:p>19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encer Tracy</text:p>
          </table:table-cell>
          <table:table-cell office:value-type="string" calcext:value-type="string">
            <text:p>Boys Town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40" calcext:value-type="float">
            <text:p>19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obert Donat</text:p>
          </table:table-cell>
          <table:table-cell office:value-type="string" office:string-value="Goodbye, Mr. Chips&quot;&#10;14, 1941, 32, &quot;James Stewart" calcext:value-type="string">
            <text:p>Goodbye, Mr. Chips"</text:p>
            <text:p>14, 1941, 32, "James Stewart</text:p>
          </table:table-cell>
          <table:table-cell office:value-type="string" calcext:value-type="string">
            <text:p>The Philadelphia Sto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42" calcext:value-type="float">
            <text:p>19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ary Cooper</text:p>
          </table:table-cell>
          <table:table-cell office:value-type="string" calcext:value-type="string">
            <text:p>Sergeant York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43" calcext:value-type="float">
            <text:p>19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ames Cagney</text:p>
          </table:table-cell>
          <table:table-cell office:value-type="string" office:string-value="Yankee Doodle Dandy&quot;&#10;17, 1944, 48, &quot;Paul Lukas" calcext:value-type="string">
            <text:p>Yankee Doodle Dandy"</text:p>
            <text:p>17, 1944, 48, "Paul Lukas</text:p>
          </table:table-cell>
          <table:table-cell office:value-type="string" office:string-value="Watch on the Rhine&quot;&#10;18, 1945, 41, &quot;Bing Crosby" calcext:value-type="string">
            <text:p>Watch on the Rhine"</text:p>
            <text:p>18, 1945, 41, "Bing Crosby</text:p>
          </table:table-cell>
          <table:table-cell office:value-type="string" calcext:value-type="string">
            <text:p>Going My Way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946" calcext:value-type="float">
            <text:p>194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ay Milland</text:p>
          </table:table-cell>
          <table:table-cell office:value-type="string" office:string-value="The Lost Weekend&quot; &#10;20, 1947, 49, &quot;Fredric March" calcext:value-type="string">
            <text:p>The Lost Weekend" </text:p>
            <text:p>20, 1947, 49, "Fredric March</text:p>
          </table:table-cell>
          <table:table-cell office:value-type="string" calcext:value-type="string">
            <text:p>The Best Years of Our Live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48" calcext:value-type="float">
            <text:p>19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nald Colman</text:p>
          </table:table-cell>
          <table:table-cell office:value-type="string" calcext:value-type="string">
            <text:p>A Double Lif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49" calcext:value-type="float">
            <text:p>19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aurence Olivier</text:p>
          </table:table-cell>
          <table:table-cell office:value-type="string" calcext:value-type="string">
            <text:p>Hamle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50" calcext:value-type="float">
            <text:p>19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oderick Crawford</text:p>
          </table:table-cell>
          <table:table-cell office:value-type="string" calcext:value-type="string">
            <text:p>All the King's Me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51" calcext:value-type="float">
            <text:p>19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osÃ© Ferrer</text:p>
          </table:table-cell>
          <table:table-cell office:value-type="string" calcext:value-type="string">
            <text:p>Cyrano de Bergera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52" calcext:value-type="float">
            <text:p>19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umphrey Bogart</text:p>
          </table:table-cell>
          <table:table-cell office:value-type="string" calcext:value-type="string">
            <text:p>The African Quee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53" calcext:value-type="float">
            <text:p>19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ary Cooper</text:p>
          </table:table-cell>
          <table:table-cell office:value-type="string" calcext:value-type="string">
            <text:p>High Noo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54" calcext:value-type="float">
            <text:p>19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lliam Holden</text:p>
          </table:table-cell>
          <table:table-cell office:value-type="string" calcext:value-type="string">
            <text:p>Stalag 1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55" calcext:value-type="float">
            <text:p>19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lon Brando</text:p>
          </table:table-cell>
          <table:table-cell office:value-type="string" calcext:value-type="string">
            <text:p>On the Waterfront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56" calcext:value-type="float">
            <text:p>19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rnest Borgnine</text:p>
          </table:table-cell>
          <table:table-cell office:value-type="string" calcext:value-type="string">
            <text:p>Marty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57" calcext:value-type="float">
            <text:p>19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ul Brynner</text:p>
          </table:table-cell>
          <table:table-cell office:value-type="string" calcext:value-type="string">
            <text:p>The King and 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58" calcext:value-type="float">
            <text:p>19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lec Guinness</text:p>
          </table:table-cell>
          <table:table-cell office:value-type="string" calcext:value-type="string">
            <text:p>The Bridge on the River Kwa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59" calcext:value-type="float">
            <text:p>19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avid Niven</text:p>
          </table:table-cell>
          <table:table-cell office:value-type="string" calcext:value-type="string">
            <text:p>Separate Table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60" calcext:value-type="float">
            <text:p>19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arlton Heston</text:p>
          </table:table-cell>
          <table:table-cell office:value-type="string" calcext:value-type="string">
            <text:p>Ben-Hur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61" calcext:value-type="float">
            <text:p>19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urt Lancaster</text:p>
          </table:table-cell>
          <table:table-cell office:value-type="string" calcext:value-type="string">
            <text:p>Elmer Gantry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962" calcext:value-type="float">
            <text:p>19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ximilian Schell</text:p>
          </table:table-cell>
          <table:table-cell office:value-type="string" office:string-value="Judgment at Nuremberg&quot;&#10;36, 1963, 47, &quot;Gregory Peck" calcext:value-type="string">
            <text:p>Judgment at Nuremberg"</text:p>
            <text:p>36, 1963, 47, "Gregory Peck</text:p>
          </table:table-cell>
          <table:table-cell office:value-type="string" calcext:value-type="string">
            <text:p>To Kill a Mockingbir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64" calcext:value-type="float">
            <text:p>196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dney Poitier</text:p>
          </table:table-cell>
          <table:table-cell office:value-type="string" calcext:value-type="string">
            <text:p>Lilies of the Field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65" calcext:value-type="float">
            <text:p>196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x Harrison</text:p>
          </table:table-cell>
          <table:table-cell office:value-type="string" calcext:value-type="string">
            <text:p>My Fair Lady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66" calcext:value-type="float">
            <text:p>19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e Marvin</text:p>
          </table:table-cell>
          <table:table-cell office:value-type="string" office:string-value="Cat Ballou&quot;&#10;40, 1967, 45, &quot;Paul Scofield" calcext:value-type="string">
            <text:p>Cat Ballou"</text:p>
            <text:p>40, 1967, 45, "Paul Scofield</text:p>
          </table:table-cell>
          <table:table-cell office:value-type="string" calcext:value-type="string">
            <text:p>A Man for All Seasons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968" calcext:value-type="float">
            <text:p>19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od Steiger</text:p>
          </table:table-cell>
          <table:table-cell office:value-type="string" office:string-value="In the Heat of the Night&quot;&#10;42, 1969, 45, &quot;Cliff Robertson" calcext:value-type="string">
            <text:p>In the Heat of the Night"</text:p>
            <text:p>42, 1969, 45, "Cliff Robertson</text:p>
          </table:table-cell>
          <table:table-cell office:value-type="string" calcext:value-type="string">
            <text:p>Charl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70" calcext:value-type="float">
            <text:p>19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ohn Wayne</text:p>
          </table:table-cell>
          <table:table-cell office:value-type="string" calcext:value-type="string">
            <text:p>True Grit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71" calcext:value-type="float">
            <text:p>19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eorge C. Scott</text:p>
          </table:table-cell>
          <table:table-cell office:value-type="string" calcext:value-type="string">
            <text:p>Patton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72" calcext:value-type="float">
            <text:p>19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ene Hackman</text:p>
          </table:table-cell>
          <table:table-cell office:value-type="string" calcext:value-type="string">
            <text:p>The French Connection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73" calcext:value-type="float">
            <text:p>19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rlon Brando</text:p>
          </table:table-cell>
          <table:table-cell office:value-type="string" calcext:value-type="string">
            <text:p>The Godfathe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74" calcext:value-type="float">
            <text:p>19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ack Lemmon</text:p>
          </table:table-cell>
          <table:table-cell office:value-type="string" calcext:value-type="string">
            <text:p>Save the Tiger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75" calcext:value-type="float">
            <text:p>19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rt Carney</text:p>
          </table:table-cell>
          <table:table-cell office:value-type="string" calcext:value-type="string">
            <text:p>Harry and Tonto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76" calcext:value-type="float">
            <text:p>19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ack Nicholson</text:p>
          </table:table-cell>
          <table:table-cell office:value-type="string" calcext:value-type="string">
            <text:p>One Flew Over the Cuckoo's Nest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77" calcext:value-type="float">
            <text:p>19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er Finch</text:p>
          </table:table-cell>
          <table:table-cell office:value-type="string" calcext:value-type="string">
            <text:p>Network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78" calcext:value-type="float">
            <text:p>19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chard Dreyfuss</text:p>
          </table:table-cell>
          <table:table-cell office:value-type="string" calcext:value-type="string">
            <text:p>The Goodbye Girl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79" calcext:value-type="float">
            <text:p>19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on Voight</text:p>
          </table:table-cell>
          <table:table-cell office:value-type="string" calcext:value-type="string">
            <text:p>Coming Hom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80" calcext:value-type="float">
            <text:p>19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ustin Hoffman</text:p>
          </table:table-cell>
          <table:table-cell office:value-type="string" calcext:value-type="string">
            <text:p>Kramer vs. Kramer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81" calcext:value-type="float">
            <text:p>19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bert De Niro</text:p>
          </table:table-cell>
          <table:table-cell office:value-type="string" calcext:value-type="string">
            <text:p>Raging Bull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82" calcext:value-type="float">
            <text:p>198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enry Fonda</text:p>
          </table:table-cell>
          <table:table-cell office:value-type="string" calcext:value-type="string">
            <text:p>On Golden Pond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83" calcext:value-type="float">
            <text:p>19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n Kingsley</text:p>
          </table:table-cell>
          <table:table-cell office:value-type="string" calcext:value-type="string">
            <text:p>Gandhi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84" calcext:value-type="float">
            <text:p>198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obert Duvall</text:p>
          </table:table-cell>
          <table:table-cell office:value-type="string" calcext:value-type="string">
            <text:p>Tender Mercies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85" calcext:value-type="float">
            <text:p>19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. Murray Abraham</text:p>
          </table:table-cell>
          <table:table-cell office:value-type="string" calcext:value-type="string">
            <text:p>Amadeus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86" calcext:value-type="float">
            <text:p>19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lliam Hurt</text:p>
          </table:table-cell>
          <table:table-cell office:value-type="string" calcext:value-type="string">
            <text:p>Kiss of the Spider Woman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87" calcext:value-type="float">
            <text:p>19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ul Newman</text:p>
          </table:table-cell>
          <table:table-cell office:value-type="string" calcext:value-type="string">
            <text:p>The Color of Money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88" calcext:value-type="float">
            <text:p>198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ichael Douglas</text:p>
          </table:table-cell>
          <table:table-cell office:value-type="string" calcext:value-type="string">
            <text:p>Wall Street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89" calcext:value-type="float">
            <text:p>19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stin Hoffman</text:p>
          </table:table-cell>
          <table:table-cell office:value-type="string" calcext:value-type="string">
            <text:p>Rain Man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90" calcext:value-type="float">
            <text:p>19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iel Day-Lewis</text:p>
          </table:table-cell>
          <table:table-cell office:value-type="string" calcext:value-type="string">
            <text:p>My Left Foot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91" calcext:value-type="float">
            <text:p>199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eremy Irons</text:p>
          </table:table-cell>
          <table:table-cell office:value-type="string" calcext:value-type="string">
            <text:p>Reversal of Fortun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92" calcext:value-type="float">
            <text:p>19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thony Hopkins</text:p>
          </table:table-cell>
          <table:table-cell office:value-type="string" calcext:value-type="string">
            <text:p>The Silence of the Lambs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93" calcext:value-type="float">
            <text:p>19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 Pacino</text:p>
          </table:table-cell>
          <table:table-cell office:value-type="string" calcext:value-type="string">
            <text:p>Scent of a Woman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94" calcext:value-type="float">
            <text:p>199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om Hanks</text:p>
          </table:table-cell>
          <table:table-cell office:value-type="string" calcext:value-type="string">
            <text:p>Philadelphi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5" calcext:value-type="float">
            <text:p>19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om Hanks</text:p>
          </table:table-cell>
          <table:table-cell office:value-type="string" calcext:value-type="string">
            <text:p>Forrest Gump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96" calcext:value-type="float">
            <text:p>19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colas Cage</text:p>
          </table:table-cell>
          <table:table-cell office:value-type="string" calcext:value-type="string">
            <text:p>Leaving Las Vegas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7" calcext:value-type="float">
            <text:p>19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eoffrey Rush</text:p>
          </table:table-cell>
          <table:table-cell office:value-type="string" calcext:value-type="string">
            <text:p>Shine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ack Nicholson</text:p>
          </table:table-cell>
          <table:table-cell office:value-type="string" calcext:value-type="string">
            <text:p>As Good as It Gets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99" calcext:value-type="float">
            <text:p>199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berto Benigni</text:p>
          </table:table-cell>
          <table:table-cell office:value-type="string" calcext:value-type="string">
            <text:p>Life Is Beautiful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evin Spacey</text:p>
          </table:table-cell>
          <table:table-cell office:value-type="string" calcext:value-type="string">
            <text:p>American Beauty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1" calcext:value-type="float">
            <text:p>20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ssell Crowe</text:p>
          </table:table-cell>
          <table:table-cell office:value-type="string" calcext:value-type="string">
            <text:p>Gladiator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002" calcext:value-type="float">
            <text:p>20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nzel Washington</text:p>
          </table:table-cell>
          <table:table-cell office:value-type="string" office:string-value="Training Day&quot;&#10;76, 2003, 29, &quot;Adrien Brody" calcext:value-type="string">
            <text:p>Training Day"</text:p>
            <text:p>76, 2003, 29, "Adrien Brody</text:p>
          </table:table-cell>
          <table:table-cell office:value-type="string" calcext:value-type="string">
            <text:p>The Pianis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4" calcext:value-type="float">
            <text:p>20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an Penn</text:p>
          </table:table-cell>
          <table:table-cell office:value-type="string" calcext:value-type="string">
            <text:p>Mystic River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amie Foxx</text:p>
          </table:table-cell>
          <table:table-cell office:value-type="string" calcext:value-type="string">
            <text:p>Ray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6" calcext:value-type="float">
            <text:p>20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hilip Seymour Hoffman</text:p>
          </table:table-cell>
          <table:table-cell office:value-type="string" calcext:value-type="string">
            <text:p>Capote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07" calcext:value-type="float">
            <text:p>20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est Whitaker</text:p>
          </table:table-cell>
          <table:table-cell office:value-type="string" office:string-value="The Last King of Scotland&quot;&#10;81, 2008, 50, &quot;Daniel Day-Lewis" calcext:value-type="string">
            <text:p>The Last King of Scotland"</text:p>
            <text:p>81, 2008, 50, "Daniel Day-Lewis</text:p>
          </table:table-cell>
          <table:table-cell office:value-type="string" calcext:value-type="string">
            <text:p>There Will Be Blood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09" calcext:value-type="float">
            <text:p>20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an Penn</text:p>
          </table:table-cell>
          <table:table-cell office:value-type="string" calcext:value-type="string">
            <text:p>Milk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0" calcext:value-type="float">
            <text:p>20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eff Bridges</text:p>
          </table:table-cell>
          <table:table-cell office:value-type="string" calcext:value-type="string">
            <text:p>Crazy Heart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lin Firth</text:p>
          </table:table-cell>
          <table:table-cell office:value-type="string" office:string-value="The King's Speech&quot;&#10;85, 2012, 39, &quot;Jean Dujardin" calcext:value-type="string">
            <text:p>The King's Speech"</text:p>
            <text:p>85, 2012, 39, "Jean Dujardin</text:p>
          </table:table-cell>
          <table:table-cell office:value-type="string" calcext:value-type="string">
            <text:p>The Artist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3" calcext:value-type="float">
            <text:p>20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aniel Day-Lewis</text:p>
          </table:table-cell>
          <table:table-cell office:value-type="string" calcext:value-type="string">
            <text:p>Lincoln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tthew McConaughey</text:p>
          </table:table-cell>
          <table:table-cell office:value-type="string" calcext:value-type="string">
            <text:p>Dallas Buyers Club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ddie Redmayne</text:p>
          </table:table-cell>
          <table:table-cell office:value-type="string" office:string-value="The Theory of Everything&quot;&#10;89, 2016, 41, &quot;Leonardo DiCaprio" calcext:value-type="string">
            <text:p>The Theory of Everything"</text:p>
            <text:p>89, 2016, 41, "Leonardo DiCaprio</text:p>
          </table:table-cell>
          <table:table-cell office:value-type="string" calcext:value-type="string">
            <text:p>The Revena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398" meta:object-count="0"/>
    <meta:generator>LibreOffice/6.4.2.2$Linux_X86_64 LibreOffice_project/470efa65018866d4eccd0320fc85de07297c8d71</meta:generator>
  </office:meta>
</office:document-meta>
</file>